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db43" officeooo:paragraph-rsid="0008db43"/>
    </style:style>
    <style:style style:name="P2" style:family="paragraph" style:parent-style-name="Standard">
      <style:paragraph-properties fo:text-align="start" style:justify-single-word="false"/>
      <style:text-properties fo:font-size="12pt" officeooo:rsid="000a6909" officeooo:paragraph-rsid="000a6909"/>
    </style:style>
    <style:style style:name="P3" style:family="paragraph" style:parent-style-name="Standard">
      <style:paragraph-properties fo:text-align="start" style:justify-single-word="false"/>
      <style:text-properties fo:font-size="12pt" officeooo:rsid="000c8ae3" officeooo:paragraph-rsid="000c8ae3"/>
    </style:style>
    <style:style style:name="P4" style:family="paragraph" style:parent-style-name="Standard">
      <style:paragraph-properties fo:text-align="start" style:justify-single-word="false"/>
      <style:text-properties fo:font-size="12pt" officeooo:rsid="000da6c2" officeooo:paragraph-rsid="000da6c2"/>
    </style:style>
    <style:style style:name="P5" style:family="paragraph" style:parent-style-name="Standard">
      <style:paragraph-properties fo:text-align="start" style:justify-single-word="false"/>
      <style:text-properties fo:font-size="12pt" officeooo:rsid="000eca8f" officeooo:paragraph-rsid="000eca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3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economía</text:p>
      <text:p text:style-name="P1"/>
      <text:p text:style-name="P2"><text:span text:style-name="T1">Accion indexada</text:span>: Se compra una pequeña parte de muchas acciones y asi el riesgo es menor pero la ganancia también.</text:p>
      <text:p text:style-name="P2"/>
      <text:p text:style-name="P3">Plazo fijo diversificado, es decir por ejemplo poner 30k por semana y de esa manera poder sacarlo y no tener miedo de poder sacarlo por mes</text:p>
      <text:p text:style-name="P3"/>
      <text:p text:style-name="P4">cuenta universar gratiuita</text:p>
      <text:p text:style-name="P4"/>
      <text:p text:style-name="P5">cobrar en dolares y comprar en pesos <text:span text:style-name="T2">salta alarma de afip D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8:04:58.339109044</meta:creation-date>
    <dc:date>2022-09-29T18:47:28.476968187</dc:date>
    <meta:editing-duration>PT42M29S</meta:editing-duration>
    <meta:editing-cycles>7</meta:editing-cycles>
    <meta:generator>LibreOffice/7.4.0.3$Linux_X86_64 LibreOffice_project/40$Build-3</meta:generator>
    <meta:document-statistic meta:table-count="0" meta:image-count="0" meta:object-count="0" meta:page-count="1" meta:paragraph-count="5" meta:word-count="64" meta:character-count="356" meta:non-whitespace-character-count="297"/>
  </office:meta>
</office:document-meta>
</file>